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431b1" officeooo:paragraph-rsid="001431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r Boden stellte für die Extraktion der Balken ein störendes Element dar, welcher durch den PCL ProgressiveMorphologicalFilter entfernt wurde. Dieser Filter trennt Boden-(Gelände-)Punkte von den” Nicht-Boden“-Punkten,indem ein „Strukturelement“ erstellt wird, welches die Geländehöhenunterschiede in Abhängigkeit von der Entfernung beschreibt.Für die Filterung wird dieses Strukturelement vertikal beginnend unterhalb der Punktmenge nach oben verschoben. Um in der eingelesenen Punktwolke das Dach zu entfernen wurde ein PCL PassThrough Filter verwendet. Welcher nicht benötigte Informationen in einem bestimmten Abstand herausfiltert. Die Parameter für den PassThrough Filter wurden mit Hilfe des Programms CloudCompare bestimmt, indem geschaut wurde, welcher Abstand zwischen dem Boden und Dach vorherrscht. Jetzt wurde der Filter auf diesen Bereich zwischen 0m und 3m angewandt. Nach dem Filterprozess konnte begonnen werden, die einzelnen Balken zu extrahieren. Hierfür wurde als erster Schritt eine Clusterung mit Hilfe der EuclideanClusterExtraction durchgeführt, welche von PCL zur Verfügung gestellt wird. Um diese Clusterung sinnvoll anzuwenden, wurden mit Hilfe des Passthrough Filters Balkenstümpfe gefiltert, mit einer Parametrisierung von 2m und 2.5m. Diese konnten jetzt durch die EuclideanClusterExtraction geclustert werden. Die Extrahierten Indices wurden mit Hilfe einer Schleife in eine Punktwolke geschrieben und für jedes Cluster ein Centroid eingepasst. Dieser Centroid wurde für jedes Cluster gebildet und die Gesamtheit der aus den Centroiden gebildeten Punkte in einer Punktwolke gespeichert. Diese Mittelpunkt Punktwolke enthielt jedoch auch Punkte für die Seitenwände, welche nicht das Balkenwerk widerspiegelten, das extrahiert werden sollte. Hier wurde wieder der PassThrough Filter angewandt und die Seitenwände innerhalb der Mittelpunktwolke entfernt. Hierbei lag der gefilterte Bereich für die Y Werte zwischen -7 und 14. Der Bereich konnte wieder mit der zu Hilfenahme von CloudCompare ermittelt werden. Jetzt wurde für jeden Punkt in der Mittelpunkt Punktwolke anhand einer Schleife die Koordinaten verwendet, welche die Mittelpunkte der Balken darstellten um eine MinCut Segmentierung durchzuführen. Die Segementierung wurde auf die Punktwolke ohne Dach und Boden angewendet. Hierfür wurde eine Schleife implementiert, welche an jedem Mittelpunkt in einem Umkreis von 1.5m den Balken einzeln extrahierte und jeden Balken in ein eigene .ply Datei schrie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2$Linux_X86_64 LibreOffice_project/20m0$Build-2</meta:generator>
    <meta:document-statistic meta:table-count="0" meta:image-count="0" meta:object-count="0" meta:page-count="1" meta:paragraph-count="1" meta:word-count="331" meta:character-count="2490" meta:non-whitespace-character-count="2160"/>
  </office:meta>
</office:document-meta>
</file>